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4c055" officeooo:paragraph-rsid="0014c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3</text:h>
      <text:h text:style-name="Heading_20_2" text:outline-level="2">Пункт перший</text:h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18T20:45:53.314740674</dc:date>
    <meta:editing-duration>PT2M41S</meta:editing-duration>
    <meta:editing-cycles>1</meta:editing-cycles>
    <meta:document-statistic meta:table-count="0" meta:image-count="0" meta:object-count="0" meta:page-count="1" meta:paragraph-count="2" meta:word-count="4" meta:character-count="18" meta:non-whitespace-character-count="16"/>
    <meta:generator>LibreOffice/7.3.7.2$Linux_X86_64 LibreOffice_project/30$Build-2</meta:generator>
  </office:meta>
</office:document-meta>
</file>